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Medium Slow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vergrow</text:p>
          </table:table-cell>
          <table:table-cell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Medium Slow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vergro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18T23:06:33.462172102</dc:date>
    <meta:editing-duration>PT3H57M35S</meta:editing-duration>
    <meta:editing-cycles>9</meta:editing-cycles>
    <meta:generator>LibreOffice/7.3.7.2$Linux_X86_64 LibreOffice_project/30$Build-2</meta:generator>
    <meta:document-statistic meta:table-count="1" meta:cell-count="62" meta:object-count="0"/>
  </office:meta>
</office:document-meta>
</file>